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hMap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Scaffeine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string" calcext:value-type="string">
            <text:p>TrieMap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TrieMap Case Class</text:p>
          </table:table-cell>
          <table:table-cell office:value-type="float" office:value="-0.25" calcext:value-type="float">
            <text:p>-0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.00.0000</text:date>, <text:time style:data-style-name="N2" text:time-value="10:34:08.589414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4T10:34:16.433078896</meta:creation-date>
    <meta:editing-duration>PT4H29M40S</meta:editing-duration>
    <meta:editing-cycles>2</meta:editing-cycles>
    <meta:generator>LibreOffice/7.0.5.2$Linux_X86_64 LibreOffice_project/00$Build-2</meta:generator>
    <dc:date>2021-04-14T15:19:26.738039039</dc:date>
    <meta:document-statistic meta:table-count="1" meta:cell-count="10" meta:object-count="0"/>
  </office:meta>
</office:document-meta>
</file>